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262cm"/>
    </style:style>
    <style:style style:name="co3" style:family="table-column">
      <style:table-column-properties fo:break-before="auto" style:column-width="3.8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2.646cm" svg:height="7.113cm" svg:x="23.335cm" svg:y="4.548cm">
            <draw:object draw:notify-on-update-of-ranges="Лист1.D2:Лист1.D9 Лист1.F2:Лист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689cm" svg:height="7.137cm" svg:x="9.865cm" svg:y="4.55cm">
            <draw:object draw:notify-on-update-of-ranges="Лист1.D2:Лист1.D9 Лист1.E2:Лист1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.612cm" svg:y="43.02cm">
            <draw:object draw:notify-on-update-of-ranges="Лист1.D77:Лист1.D94 Лист1.E77:Лист1.E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5.357cm" svg:y="43.088cm">
            <draw:object draw:notify-on-update-of-ranges="Лист1.D77:Лист1.D94 Лист1.F77:Лист1.F9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2])-ROW([.$A$2])+1)" office:value-type="float" office:value="37" calcext:value-type="float">
            <text:p>37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2:.$A$72]; &quot;=&quot;&amp;[.D2])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])-ROW([.$A$2])+1)"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formula="of:=COUNTIF([.$A$2:.$A$72]; &quot;=&quot;&amp;[.D3])" office:value-type="float" office:value="5" calcext:value-type="float">
            <text:p>5</text:p>
          </table:table-cell>
          <table:table-cell table:formula="of:=[.E3]+[.F2]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])-ROW([.$A$2])+1)" office:value-type="float" office:value="38" calcext:value-type="float">
            <text:p>38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2:.$A$72]; &quot;=&quot;&amp;[.D4])" office:value-type="float" office:value="7" calcext:value-type="float">
            <text:p>7</text:p>
          </table:table-cell>
          <table:table-cell table:formula="of:=[.E4]+[.F3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5])-ROW([.$A$2])+1)" office:value-type="float" office:value="38" calcext:value-type="float">
            <text:p>38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2:.$A$72]; &quot;=&quot;&amp;[.D5])" office:value-type="float" office:value="18" calcext:value-type="float">
            <text:p>18</text:p>
          </table:table-cell>
          <table:table-cell table:formula="of:=[.E5]+[.F4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])-ROW([.$A$2])+1)" office:value-type="float" office:value="38" calcext:value-type="float">
            <text:p>38</text:p>
          </table:table-cell>
          <table:table-cell/>
          <table:table-cell office:value-type="float" office:value="41" calcext:value-type="float">
            <text:p>41</text:p>
          </table:table-cell>
          <table:table-cell table:formula="of:=COUNTIF([.$A$2:.$A$72]; &quot;=&quot;&amp;[.D6])" office:value-type="float" office:value="19" calcext:value-type="float">
            <text:p>19</text:p>
          </table:table-cell>
          <table:table-cell table:formula="of:=[.E6]+[.F5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7])-ROW([.$A$2])+1)" office:value-type="float" office:value="38" calcext:value-type="float">
            <text:p>38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2:.$A$72]; &quot;=&quot;&amp;[.D7])" office:value-type="float" office:value="12" calcext:value-type="float">
            <text:p>12</text:p>
          </table:table-cell>
          <table:table-cell table:formula="of:=[.E7]+[.F6]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8])-ROW([.$A$2])+1)" office:value-type="float" office:value="39" calcext:value-type="float">
            <text:p>39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2:.$A$72]; &quot;=&quot;&amp;[.D8])" office:value-type="float" office:value="5" calcext:value-type="float">
            <text:p>5</text:p>
          </table:table-cell>
          <table:table-cell table:formula="of:=[.E8]+[.F7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9])-ROW([.$A$2])+1)" office:value-type="float" office:value="39" calcext:value-type="float">
            <text:p>39</text:p>
          </table:table-cell>
          <table:table-cell/>
          <table:table-cell office:value-type="float" office:value="44" calcext:value-type="float">
            <text:p>44</text:p>
          </table:table-cell>
          <table:table-cell table:formula="of:=COUNTIF([.$A$2:.$A$72]; &quot;=&quot;&amp;[.D9])" office:value-type="float" office:value="4" calcext:value-type="float">
            <text:p>4</text:p>
          </table:table-cell>
          <table:table-cell table:formula="of:=[.E9]+[.F8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10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11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2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13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14])-ROW([.$A$2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15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6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17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18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19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0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2:.$A$72]; ROW([.A21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22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3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24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25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26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7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28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29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30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31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2])-ROW([.$A$2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33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4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5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36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37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38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39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0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1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42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43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44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5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46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47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48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49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0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51])-ROW([.$A$2])+1)"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52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3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4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55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56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MALL([.$A$2:.$A$72]; ROW([.A57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58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59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0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1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62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3])-ROW([.$A$2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64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2:.$A$72]; ROW([.A65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2:.$A$72]; ROW([.A66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2:.$A$72]; ROW([.A67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MALL([.$A$2:.$A$72]; ROW([.A68])-ROW([.$A$2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2:.$A$72]; ROW([.A69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0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1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MALL([.$A$2:.$A$72]; ROW([.A72])-ROW([.$A$2])+1)" office:value-type="float" office:value="44" calcext:value-type="float">
            <text:p>44</text:p>
          </table:table-cell>
          <table:table-cell table:number-columns-repeated="4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Выборка</text:p>
          </table:table-cell>
          <table:table-cell office:value-type="string" calcext:value-type="string">
            <text:p>Упорядоченная выборка</text:p>
          </table:table-cell>
          <table:table-cell/>
          <table:table-cell office:value-type="string" calcext:value-type="string">
            <text:p>Значение</text:p>
          </table:table-cell>
          <table:table-cell office:value-type="string" calcext:value-type="string">
            <text:p>Частота</text:p>
          </table:table-cell>
          <table:table-cell office:value-type="string" calcext:value-type="string">
            <text:p>Кумулята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MALL([.$A$77:.$A$126]; ROW([.A77])-ROW([.$A$77])+1)"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COUNTIF([.$A$77:.$A$126]; &quot;=&quot;&amp;[.D77])" office:value-type="float" office:value="1" calcext:value-type="float">
            <text:p>1</text:p>
          </table:table-cell>
          <table:table-cell table:formula="of:=[.E77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78])-ROW([.$A$77])+1)"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formula="of:=COUNTIF([.$A$77:.$A$126]; &quot;=&quot;&amp;[.D78])" office:value-type="float" office:value="1" calcext:value-type="float">
            <text:p>1</text:p>
          </table:table-cell>
          <table:table-cell table:formula="of:=[.E78]+[.F77]"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77:.$A$126]; ROW([.A79])-ROW([.$A$77])+1)"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formula="of:=COUNTIF([.$A$77:.$A$126]; &quot;=&quot;&amp;[.D79])" office:value-type="float" office:value="3" calcext:value-type="float">
            <text:p>3</text:p>
          </table:table-cell>
          <table:table-cell table:formula="of:=[.E79]+[.F78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80])-ROW([.$A$77])+1)" office:value-type="float" office:value="27" calcext:value-type="float">
            <text:p>2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COUNTIF([.$A$77:.$A$126]; &quot;=&quot;&amp;[.D80])" office:value-type="float" office:value="4" calcext:value-type="float">
            <text:p>4</text:p>
          </table:table-cell>
          <table:table-cell table:formula="of:=[.E80]+[.F7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77:.$A$126]; ROW([.A81])-ROW([.$A$77])+1)"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 table:formula="of:=COUNTIF([.$A$77:.$A$126]; &quot;=&quot;&amp;[.D81])" office:value-type="float" office:value="8" calcext:value-type="float">
            <text:p>8</text:p>
          </table:table-cell>
          <table:table-cell table:formula="of:=[.E81]+[.F80]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82])-ROW([.$A$77])+1)" office:value-type="float" office:value="28" calcext:value-type="float">
            <text:p>28</text:p>
          </table:table-cell>
          <table:table-cell/>
          <table:table-cell office:value-type="float" office:value="31" calcext:value-type="float">
            <text:p>31</text:p>
          </table:table-cell>
          <table:table-cell table:formula="of:=COUNTIF([.$A$77:.$A$126]; &quot;=&quot;&amp;[.D82])" office:value-type="float" office:value="10" calcext:value-type="float">
            <text:p>10</text:p>
          </table:table-cell>
          <table:table-cell table:formula="of:=[.E82]+[.F8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83])-ROW([.$A$77])+1)" office:value-type="float" office:value="28" calcext:value-type="float">
            <text:p>2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COUNTIF([.$A$77:.$A$126]; &quot;=&quot;&amp;[.D83])" office:value-type="float" office:value="4" calcext:value-type="float">
            <text:p>4</text:p>
          </table:table-cell>
          <table:table-cell table:formula="of:=[.E83]+[.F8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84])-ROW([.$A$77])+1)" office:value-type="float" office:value="28" calcext:value-type="float">
            <text:p>28</text:p>
          </table:table-cell>
          <table:table-cell/>
          <table:table-cell office:value-type="float" office:value="34" calcext:value-type="float">
            <text:p>34</text:p>
          </table:table-cell>
          <table:table-cell table:formula="of:=COUNTIF([.$A$77:.$A$126]; &quot;=&quot;&amp;[.D84])" office:value-type="float" office:value="4" calcext:value-type="float">
            <text:p>4</text:p>
          </table:table-cell>
          <table:table-cell table:formula="of:=[.E84]+[.F83]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85])-ROW([.$A$77])+1)" office:value-type="float" office:value="28" calcext:value-type="float">
            <text:p>2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COUNTIF([.$A$77:.$A$126]; &quot;=&quot;&amp;[.D85])" office:value-type="float" office:value="3" calcext:value-type="float">
            <text:p>3</text:p>
          </table:table-cell>
          <table:table-cell table:formula="of:=[.E85]+[.F84]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86])-ROW([.$A$77])+1)" office:value-type="float" office:value="30" calcext:value-type="float">
            <text:p>30</text:p>
          </table:table-cell>
          <table:table-cell/>
          <table:table-cell office:value-type="float" office:value="37" calcext:value-type="float">
            <text:p>37</text:p>
          </table:table-cell>
          <table:table-cell table:formula="of:=COUNTIF([.$A$77:.$A$126]; &quot;=&quot;&amp;[.D86])" office:value-type="float" office:value="2" calcext:value-type="float">
            <text:p>2</text:p>
          </table:table-cell>
          <table:table-cell table:formula="of:=[.E86]+[.F85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87])-ROW([.$A$77])+1)" office:value-type="float" office:value="30" calcext:value-type="float">
            <text:p>30</text:p>
          </table:table-cell>
          <table:table-cell/>
          <table:table-cell office:value-type="float" office:value="39" calcext:value-type="float">
            <text:p>39</text:p>
          </table:table-cell>
          <table:table-cell table:formula="of:=COUNTIF([.$A$77:.$A$126]; &quot;=&quot;&amp;[.D87])" office:value-type="float" office:value="2" calcext:value-type="float">
            <text:p>2</text:p>
          </table:table-cell>
          <table:table-cell table:formula="of:=[.E87]+[.F86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MALL([.$A$77:.$A$126]; ROW([.A88])-ROW([.$A$77])+1)" office:value-type="float" office:value="30" calcext:value-type="float">
            <text:p>30</text:p>
          </table:table-cell>
          <table:table-cell/>
          <table:table-cell office:value-type="float" office:value="40" calcext:value-type="float">
            <text:p>40</text:p>
          </table:table-cell>
          <table:table-cell table:formula="of:=COUNTIF([.$A$77:.$A$126]; &quot;=&quot;&amp;[.D88])" office:value-type="float" office:value="1" calcext:value-type="float">
            <text:p>1</text:p>
          </table:table-cell>
          <table:table-cell table:formula="of:=[.E88]+[.F87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89])-ROW([.$A$77])+1)" office:value-type="float" office:value="30" calcext:value-type="float">
            <text:p>30</text:p>
          </table:table-cell>
          <table:table-cell/>
          <table:table-cell office:value-type="float" office:value="42" calcext:value-type="float">
            <text:p>42</text:p>
          </table:table-cell>
          <table:table-cell table:formula="of:=COUNTIF([.$A$77:.$A$126]; &quot;=&quot;&amp;[.D89])" office:value-type="float" office:value="2" calcext:value-type="float">
            <text:p>2</text:p>
          </table:table-cell>
          <table:table-cell table:formula="of:=[.E89]+[.F88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MALL([.$A$77:.$A$126]; ROW([.A90])-ROW([.$A$77])+1)" office:value-type="float" office:value="30" calcext:value-type="float">
            <text:p>30</text:p>
          </table:table-cell>
          <table:table-cell/>
          <table:table-cell office:value-type="float" office:value="43" calcext:value-type="float">
            <text:p>43</text:p>
          </table:table-cell>
          <table:table-cell table:formula="of:=COUNTIF([.$A$77:.$A$126]; &quot;=&quot;&amp;[.D90])" office:value-type="float" office:value="1" calcext:value-type="float">
            <text:p>1</text:p>
          </table:table-cell>
          <table:table-cell table:formula="of:=[.E90]+[.F89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1])-ROW([.$A$77])+1)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formula="of:=COUNTIF([.$A$77:.$A$126]; &quot;=&quot;&amp;[.D91])" office:value-type="float" office:value="1" calcext:value-type="float">
            <text:p>1</text:p>
          </table:table-cell>
          <table:table-cell table:formula="of:=[.E91]+[.F90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92])-ROW([.$A$77])+1)" office:value-type="float" office:value="30" calcext:value-type="float">
            <text:p>30</text:p>
          </table:table-cell>
          <table:table-cell/>
          <table:table-cell office:value-type="float" office:value="46" calcext:value-type="float">
            <text:p>46</text:p>
          </table:table-cell>
          <table:table-cell table:formula="of:=COUNTIF([.$A$77:.$A$126]; &quot;=&quot;&amp;[.D92])" office:value-type="float" office:value="1" calcext:value-type="float">
            <text:p>1</text:p>
          </table:table-cell>
          <table:table-cell table:formula="of:=[.E92]+[.F91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3])-ROW([.$A$77])+1)" office:value-type="float" office:value="30" calcext:value-type="float">
            <text:p>30</text:p>
          </table:table-cell>
          <table:table-cell/>
          <table:table-cell office:value-type="float" office:value="48" calcext:value-type="float">
            <text:p>48</text:p>
          </table:table-cell>
          <table:table-cell table:formula="of:=COUNTIF([.$A$77:.$A$126]; &quot;=&quot;&amp;[.D93])" office:value-type="float" office:value="1" calcext:value-type="float">
            <text:p>1</text:p>
          </table:table-cell>
          <table:table-cell table:formula="of:=[.E93]+[.F9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94])-ROW([.$A$77])+1)" office:value-type="float" office:value="31" calcext:value-type="float">
            <text:p>31</text:p>
          </table:table-cell>
          <table:table-cell/>
          <table:table-cell office:value-type="float" office:value="51" calcext:value-type="float">
            <text:p>51</text:p>
          </table:table-cell>
          <table:table-cell table:formula="of:=COUNTIF([.$A$77:.$A$126]; &quot;=&quot;&amp;[.D94])" office:value-type="float" office:value="1" calcext:value-type="float">
            <text:p>1</text:p>
          </table:table-cell>
          <table:table-cell table:formula="of:=[.E94]+[.F93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5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MALL([.$A$77:.$A$126]; ROW([.A96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97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98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99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0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MALL([.$A$77:.$A$126]; ROW([.A101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2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03])-ROW([.$A$77])+1)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4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105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MALL([.$A$77:.$A$126]; ROW([.A106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MALL([.$A$77:.$A$126]; ROW([.A107])-ROW([.$A$77])+1)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08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MALL([.$A$77:.$A$126]; ROW([.A109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10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1])-ROW([.$A$77])+1)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MALL([.$A$77:.$A$126]; ROW([.A112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3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114])-ROW([.$A$77])+1)"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SMALL([.$A$77:.$A$126]; ROW([.A115])-ROW([.$A$77])+1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116])-ROW([.$A$77])+1)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17])-ROW([.$A$77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MALL([.$A$77:.$A$126]; ROW([.A118])-ROW([.$A$77])+1)"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MALL([.$A$77:.$A$126]; ROW([.A119])-ROW([.$A$77])+1)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77:.$A$126]; ROW([.A120])-ROW([.$A$77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MALL([.$A$77:.$A$126]; ROW([.A121])-ROW([.$A$77])+1)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MALL([.$A$77:.$A$126]; ROW([.A122])-ROW([.$A$77])+1)"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MALL([.$A$77:.$A$126]; ROW([.A123])-ROW([.$A$77])+1)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MALL([.$A$77:.$A$126]; ROW([.A124])-ROW([.$A$77])+1)"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MALL([.$A$77:.$A$126]; ROW([.A125])-ROW([.$A$77])+1)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MALL([.$A$77:.$A$126]; ROW([.A126])-ROW([.$A$77])+1)" office:value-type="float" office:value="51" calcext:value-type="float">
            <text:p>5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D77:Лист1.D9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4:58:14.631254220</meta:creation-date>
    <dc:date>2023-02-09T16:04:13.791536534</dc:date>
    <meta:editing-duration>PT1H5M57S</meta:editing-duration>
    <meta:editing-cycles>5</meta:editing-cycles>
    <meta:generator>LibreOffice/7.4.5.1$Linux_X86_64 LibreOffice_project/9c0871452b3918c1019dde9bfac75448afc4b57f</meta:generator>
    <meta:document-statistic meta:table-count="1" meta:cell-count="330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47cm" svg:height="7.114cm" xlink:href=".." xlink:type="simple" chart:class="chart:line" chart:style-name="ch1">
        <chart:title svg:x="4.004cm" svg:y="0.278cm" chart:style-name="ch2">
          <text:p>Кумулятивная кривая</text:p>
        </chart:title>
        <chart:plot-area chart:style-name="ch3" table:cell-range-address="Лист1.D2:Лист1.D9 Лист1.F2:Лист1.F9" chart:data-source-has-labels="column" svg:x="0.252cm" svg:y="1.199cm" svg:width="12.143cm" svg:height="5.773cm">
          <chart:coordinate-region svg:x="0.873cm" svg:y="1.398cm" svg:width="11.335cm" svg:height="4.927cm"/>
          <chart:axis chart:dimension="x" chart:name="primary-x" chart:style-name="ch4" chartooo:axis-type="auto">
            <chartooo:date-scale/>
            <chart:categories table:cell-range-address="Лист1.D2:Лист1.D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2:Лист1.F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2:Лист1.D9</svg:desc>
                </draw:g>
              </table:table-cell>
              <table:table-cell office:value-type="float" office:value="1">
                <text:p>1</text:p>
                <draw:g>
                  <svg:desc>Лист1.F2:Лист1.F9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69cm" svg:height="7.138cm" xlink:href=".." xlink:type="simple" chart:class="chart:bar" chart:style-name="ch1">
        <chart:title svg:x="5.415cm" svg:y="0.278cm" chart:style-name="ch2">
          <text:p>Полигон</text:p>
        </chart:title>
        <chart:plot-area chart:style-name="ch3" table:cell-range-address="Лист1.D2:Лист1.E9" chart:data-source-has-labels="column" svg:x="0.253cm" svg:y="1.199cm" svg:width="12.184cm" svg:height="5.797cm">
          <chart:coordinate-region svg:x="0.874cm" svg:y="1.398cm" svg:width="11.563cm" svg:height="4.951cm"/>
          <chart:axis chart:dimension="x" chart:name="primary-x" chart:style-name="ch4" chartooo:axis-type="auto">
            <chartooo:date-scale/>
            <chart:categories table:cell-range-address="Лист1.D2:Лист1.D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2:Лист1.E9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37">
                <text:p>37</text:p>
                <draw:g>
                  <svg:desc>Лист1.D2:Лист1.D9</svg:desc>
                </draw:g>
              </table:table-cell>
              <table:table-cell office:value-type="float" office:value="1">
                <text:p>1</text:p>
                <draw:g>
                  <svg:desc>Лист1.E2:Лист1.E9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7cm" svg:y="0.316cm" chart:style-name="ch2">
          <text:p>Полигон</text:p>
        </chart:title>
        <chart:plot-area chart:style-name="ch3" table:cell-range-address="Лист1.D77:Лист1.E94" chart:data-source-has-labels="column" svg:x="0.32cm" svg:y="1.275cm" svg:width="15.36cm" svg:height="7.545cm">
          <chart:coordinate-region svg:x="0.941cm" svg:y="1.474cm" svg:width="14.739cm" svg:height="6.699cm"/>
          <chart:axis chart:dimension="x" chart:name="primary-x" chart:style-name="ch4" chartooo:axis-type="auto">
            <chartooo:date-scale/>
            <chart:categories table:cell-range-address="Лист1.D77:Лист1.D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E77:Лист1.E94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77:Лист1.D94</svg:desc>
                </draw:g>
              </table:table-cell>
              <table:table-cell office:value-type="float" office:value="1">
                <text:p>1</text:p>
                <draw:g>
                  <svg:desc>Лист1.E77:Лист1.E94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81cm" svg:y="0.316cm" chart:style-name="ch2">
          <text:p>Кумулятивная кривая</text:p>
        </chart:title>
        <chart:plot-area chart:style-name="ch3" table:cell-range-address="Лист1.D77:Лист1.D94 Лист1.F77:Лист1.F94" chart:data-source-has-labels="column" svg:x="0.32cm" svg:y="1.275cm" svg:width="15.36cm" svg:height="7.545cm">
          <chart:coordinate-region svg:x="0.941cm" svg:y="1.474cm" svg:width="14.552cm" svg:height="6.699cm"/>
          <chart:axis chart:dimension="x" chart:name="primary-x" chart:style-name="ch4" chartooo:axis-type="auto">
            <chartooo:date-scale/>
            <chart:categories table:cell-range-address="Лист1.D77:Лист1.D9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F77:Лист1.F94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21">
                <text:p>21</text:p>
                <draw:g>
                  <svg:desc>Лист1.D77:Лист1.D94</svg:desc>
                </draw:g>
              </table:table-cell>
              <table:table-cell office:value-type="float" office:value="1">
                <text:p>1</text:p>
                <draw:g>
                  <svg:desc>Лист1.F77:Лист1.F94</svg:desc>
                </draw:g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9c0871452b3918c1019dde9bfac75448afc4b57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